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mfortaa" svg:font-family="Comfortaa" style:font-pitch="variable"/>
    <style:font-face style:name="Keraleeyam" svg:font-family="Keraleeyam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1924"/>
    </style:style>
    <style:style style:name="P2" style:family="paragraph" style:parent-style-name="Standard">
      <style:text-properties style:font-name="Comic Sans MS" officeooo:rsid="00195a16" officeooo:paragraph-rsid="00195a16"/>
    </style:style>
    <style:style style:name="P3" style:family="paragraph" style:parent-style-name="Standard">
      <style:text-properties style:font-name="Comic Sans MS" officeooo:rsid="00195a16" officeooo:paragraph-rsid="001c72f3"/>
    </style:style>
    <style:style style:name="T1" style:family="text">
      <style:text-properties officeooo:rsid="001af6e1"/>
    </style:style>
    <style:style style:name="T2" style:family="text">
      <style:text-properties officeooo:rsid="001c72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Hallo ich bin Carolyn,</text:p>
      <text:p text:style-name="P2">im Moment absolviere ich ein Praktikum bei Big 5 .</text:p>
      <text:p text:style-name="P2">In den letzten Tagen hab<text:span text:style-name="T2">e</text:span> ich an diesem kleinem Bildrate <text:span text:style-name="T2">S</text:span>piel gearbeitet. In dem Spiel geht es darum kleine Vierecke aufzudecken und somit Teile des Bildes sehen zu können.</text:p>
      <text:p text:style-name="P3">Man soll erraten was auf dem Bild zu sehen ist.</text:p>
      <text:p text:style-name="P2">Dadurch das<text:span text:style-name="T2">s</text:span> ich vor dem Praktikum die Sprache PHP noch nicht kannte, habe ich nach und nach Übungen gemacht ,<text:span text:style-name="T2">mit welchen</text:span> ich immer weitere Elemente kennengelernt hab ,die ich für mein Projekt gebraucht habe <text:span text:style-name="T2">z</text:span>.B war meine erste Übung ein Taschenrechner , <text:span text:style-name="T2">damit </text:span>ich erst einmal in die Sprache reinkommen sollte.</text:p>
      <text:p text:style-name="P2">So konnte mir ein guter Einstieg gelingen und mir wurde von allen Leuten im Betrieb auch immer nett geholfen wenn es nötig war. </text:p>
      <text:p text:style-name="P2">Allgemein kann ich sagen , dass die Stimmung hier sehr nett und auch entspannt ist.</text:p>
      <text:p text:style-name="P2">Ich finde es schade dass das Praktikum bald schon zu ende ist , da ich de Zeit sehr schön und erfahrungs<text:span text:style-name="T1">voll empfunden hab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mfortaa" svg:font-family="Comfortaa" style:font-pitch="variable"/>
    <style:font-face style:name="Keraleeyam" svg:font-family="Keraleeyam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08:45:43.224741039</meta:creation-date>
    <dc:date>2019-01-23T12:53:47.167859176</dc:date>
    <meta:editing-duration>PT3H27M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165" meta:character-count="937" meta:non-whitespace-character-count="778"/>
  </office:meta>
</office:document-meta>
</file>